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635" officeooo:paragraph-rsid="00120635"/>
    </style:style>
    <style:style style:name="P2" style:family="paragraph" style:parent-style-name="Standard">
      <style:text-properties officeooo:rsid="00120635" officeooo:paragraph-rsid="00120635"/>
    </style:style>
    <style:style style:name="P3" style:family="paragraph" style:parent-style-name="Standard">
      <style:text-properties officeooo:rsid="00120635" officeooo:paragraph-rsid="001398da"/>
    </style:style>
    <style:style style:name="P4" style:family="paragraph" style:parent-style-name="Standard">
      <style:text-properties officeooo:rsid="00154ac2" officeooo:paragraph-rsid="00154ac2"/>
    </style:style>
    <style:style style:name="P5" style:family="paragraph" style:parent-style-name="Standard">
      <style:text-properties officeooo:rsid="00154ac2" officeooo:paragraph-rsid="00171835"/>
    </style:style>
    <style:style style:name="T1" style:family="text">
      <style:text-properties officeooo:rsid="001398da"/>
    </style:style>
    <style:style style:name="T2" style:family="text">
      <style:text-properties officeooo:rsid="0016bc3e"/>
    </style:style>
    <style:style style:name="T3" style:family="text">
      <style:text-properties officeooo:rsid="00188901"/>
    </style:style>
    <style:style style:name="T4" style:family="text">
      <style:text-properties officeooo:rsid="001a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USB</text:h>
      <text:p text:style-name="P1">Microsoft explanation of USB-IADs – <text:a xlink:type="simple" xlink:href="https://docs.microsoft.com/en-us/windows-hardware/drivers/usbcon/usb-interface-association-descriptor" text:style-name="Internet_20_link" text:visited-style-name="Visited_20_Internet_20_Link">LINK</text:a></text:p>
      <text:p text:style-name="P1">Intel explanation of USB-IADs – <text:a xlink:type="simple" xlink:href="http://www.usb.org/developers/docs/whitepapers/iadclasscode_r10.pdf" text:style-name="Internet_20_link" text:visited-style-name="Visited_20_Internet_20_Link">LINK</text:a></text:p>
      <text:p text:style-name="P3"><text:span text:style-name="T1">Cypress </text:span>explanation of USB-IADs – <text:a xlink:type="simple" xlink:href="https://community.cypress.com/thread/34918?start=0&amp;tstart=0" text:style-name="Internet_20_link" text:visited-style-name="Visited_20_Internet_20_Link"><text:span text:style-name="T1">LINK1</text:span></text:a><text:span text:style-name="T1">, </text:span><text:a xlink:type="simple" xlink:href="https://www.hackster.io/hima/designing-psoc4200l-usb-composite-device-364a37" text:style-name="Internet_20_link" text:visited-style-name="Visited_20_Internet_20_Link"><text:span text:style-name="T1">LINK2</text:span></text:a></text:p>
      <text:p text:style-name="P3"/>
      <text:h text:style-name="Heading_20_1" text:outline-level="1">PlayStation 1/2 Interface</text:h>
      <text:p text:style-name="P4">Sony Playstation Controller Port – <text:a xlink:type="simple" xlink:href="http://www.hardwarebook.info/Sony_Playstation_Controller_Port" text:style-name="Internet_20_link" text:visited-style-name="Visited_20_Internet_20_Link">LINK</text:a></text:p>
      <text:p text:style-name="P4">PS2 Command Set by Nathan Scherdin – <text:a xlink:type="simple" xlink:href="http://www.lynxmotion.com/images/files/ps2cmd01.txt" text:style-name="Internet_20_link" text:visited-style-name="Visited_20_Internet_20_Link">LINK</text:a></text:p>
      <text:p text:style-name="P4">PS1 Pad Interface – <text:a xlink:type="simple" xlink:href="http://sophiateam.undrgnd.free.fr/psx/index.html" text:style-name="Internet_20_link" text:visited-style-name="Visited_20_Internet_20_Link">LINK</text:a></text:p>
      <text:p text:style-name="P4">PlayStation 2 Controller Arduino Library v1.0 – <text:a xlink:type="simple" xlink:href="http://www.billporter.info/2010/06/05/playstation-2-controller-arduino-library-v1-0/" text:style-name="Internet_20_link" text:visited-style-name="Visited_20_Internet_20_Link">LINK</text:a></text:p>
      <text:p text:style-name="P4"><text:span text:style-name="T2">PSX Controllers</text:span> – <text:a xlink:type="simple" xlink:href="https://gamesx.com/controldata/psxcont/psxcont.htm" text:style-name="Internet_20_link" text:visited-style-name="Visited_20_Internet_20_Link">LINK</text:a></text:p>
      <text:p text:style-name="P4"><text:span text:style-name="T2">Playstation.txt by Joshua Walker</text:span> – <text:a xlink:type="simple" xlink:href="http://www.raphnet.net/electronique/psx_adaptor/Playstation.txt" text:style-name="Internet_20_link" text:visited-style-name="Visited_20_Internet_20_Link">LINK</text:a></text:p>
      <text:p text:style-name="P4">The analyze infomation of PAD-controler and Memery I/F in PlayStation – <text:a xlink:type="simple" xlink:href="https://files.darkfader.net//gba/files/mempad.txt" text:style-name="Internet_20_link" text:visited-style-name="Visited_20_Internet_20_Link">LINK</text:a></text:p>
      <text:p text:style-name="P4">Sony Playstation (PSX) joystick controller port pinout – <text:a xlink:type="simple" xlink:href="http://pinouts.ru/Game/playstation_9_pinout.shtml" text:style-name="Internet_20_link" text:visited-style-name="Visited_20_Internet_20_Link">LINK</text:a></text:p>
      <text:p text:style-name="P5">How to interface Arduino with a Playstation game-port controller – <text:a xlink:type="simple" xlink:href="http://www.wegmuller.org/arduino/Arduino-Playstation_gameport.html" text:style-name="Internet_20_link" text:visited-style-name="Visited_20_Internet_20_Link">LINK</text:a></text:p>
      <text:p text:style-name="P4">Interfacing PS2 controller with AVR Bit Bang – <text:a xlink:type="simple" xlink:href="https://www.instructables.com/id/Interfacing-PS2-controller-with-AVR-Bit-Bang/" text:style-name="Internet_20_link" text:visited-style-name="Visited_20_Internet_20_Link">LINK</text:a></text:p>
      <text:p text:style-name="P5">How PlayStation Works <text:s/>– <text:a xlink:type="simple" xlink:href="https://electronics.howstuffworks.com/playstation3.htm" text:style-name="Internet_20_link" text:visited-style-name="Visited_20_Internet_20_Link">LINK</text:a></text:p>
      <text:p text:style-name="P5">PSP-Nx-v4 User Guide – <text:a xlink:type="simple" xlink:href="http://www.mindsensors.com/pdfs/PSP-Nx-v4-User-Guide.pdf" text:style-name="Internet_20_link" text:visited-style-name="Visited_20_Internet_20_Link">LINK</text:a></text:p>
      <text:p text:style-name="P5"><text:span text:style-name="T3">Arduino PS2 Controller Interface</text:span> – <text:a xlink:type="simple" xlink:href="https://pspunch.com/pd/article/arduino_lib_gpsx_en.html" text:style-name="Internet_20_link" text:visited-style-name="Visited_20_Internet_20_Link">LINK</text:a></text:p>
      <text:p text:style-name="P5">Decoding P<text:span text:style-name="T4">S</text:span>2 Wired <text:span text:style-name="T4">a</text:span>nd Wireless Controller <text:span text:style-name="T4">f</text:span>or Interfacing <text:span text:style-name="T4">w</text:span>ith Pic Micro Controller – <text:a xlink:type="simple" xlink:href="https://docslide.us/download/link/decoding-ps2-wired-and-wireless-controller-for-interfacing-with-pic-micro-controller" text:style-name="Internet_20_link" text:visited-style-name="Visited_20_Internet_20_Link">LINK</text:a></text:p>
      <text:p text:style-name="P5"><text:s/>– LINK</text:p>
      <text:p text:style-name="P5"><text:s/>– LINK</text:p>
      <text:p text:style-name="P5"><text:s/>– LINK</text:p>
      <text:p text:style-name="P5"><text:s/>– LINK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08:54:23.901000000</meta:creation-date>
    <dc:date>2018-08-25T15:04:58.834000000</dc:date>
    <meta:editing-duration>PT2H39M43S</meta:editing-duration>
    <meta:editing-cycles>3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23" meta:word-count="118" meta:character-count="840" meta:non-whitespace-character-count="719"/>
  </office:meta>
</office:document-meta>
</file>